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zxx" fo:country="none" fo:font-weight="bold" officeooo:rsid="000bc09f" officeooo:paragraph-rsid="000bc09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fo:font-size="14pt" fo:language="zxx" fo:country="none" fo:font-weight="bold" officeooo:rsid="00111b8b" officeooo:paragraph-rsid="00111b8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font-size="12pt" fo:language="zxx" fo:country="none" fo:font-weight="bold" officeooo:rsid="00132d6a" officeooo:paragraph-rsid="00132d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text-properties fo:font-size="12pt" fo:language="zxx" fo:country="none" fo:font-weight="bold" officeooo:rsid="0014ff4b" officeooo:paragraph-rsid="0014ff4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14ff4b" officeooo:paragraph-rsid="00176e5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normal" officeooo:rsid="00111b8b" officeooo:paragraph-rsid="00111b8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12468e" officeooo:paragraph-rsid="001246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fo:font-weight="normal" officeooo:rsid="00132d6a" officeooo:paragraph-rsid="00132d6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14ff4b" officeooo:paragraph-rsid="0014ff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173c9e" officeooo:paragraph-rsid="0014ff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fo:font-size="12pt" fo:language="zxx" fo:country="none" fo:font-weight="normal" officeooo:rsid="00176e5e" officeooo:paragraph-rsid="0014ff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zxx" fo:country="none" fo:font-weight="normal" officeooo:rsid="000bc09f" officeooo:paragraph-rsid="000bc0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fo:font-size="12pt" fo:language="zxx" fo:country="none" fo:font-weight="normal" officeooo:rsid="000bc09f" officeooo:paragraph-rsid="000f0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fo:font-size="12pt" fo:language="zxx" fo:country="none" fo:font-weight="normal" officeooo:rsid="00111b8b" officeooo:paragraph-rsid="00111b8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officeooo:paragraph-rsid="000bc09f"/>
    </style:style>
    <style:style style:name="P17" style:family="paragraph" style:parent-style-name="Standard">
      <style:text-properties officeooo:paragraph-rsid="00111b8b"/>
    </style:style>
    <style:style style:name="P18" style:family="paragraph" style:parent-style-name="Standard" style:list-style-name="L1">
      <style:text-properties officeooo:paragraph-rsid="0014ff4b"/>
    </style:style>
    <style:style style:name="P19" style:family="paragraph" style:parent-style-name="Standard" style:list-style-name="L1">
      <style:text-properties officeooo:paragraph-rsid="001609e3"/>
    </style:style>
    <style:style style:name="P20" style:family="paragraph" style:parent-style-name="Standard" style:list-style-name="L1">
      <style:text-properties fo:font-size="12pt" fo:language="zxx" fo:country="none" fo:font-weight="normal" officeooo:rsid="0014ff4b" officeooo:paragraph-rsid="0014ff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 style:list-style-name="L1">
      <style:text-properties fo:font-size="12pt" fo:language="zxx" fo:country="none" fo:font-weight="bold" officeooo:rsid="0014ff4b" officeooo:paragraph-rsid="0014ff4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 style:list-style-name="L1">
      <style:text-properties fo:font-size="12pt" fo:language="zxx" fo:country="none" fo:font-weight="bold" officeooo:rsid="0014ff4b" officeooo:paragraph-rsid="001609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size="12pt" fo:language="zxx" fo:country="none" fo:font-weight="normal" officeooo:rsid="000bc0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fo:font-size="12pt" fo:language="zxx" fo:country="none" fo:font-weight="normal" officeooo:rsid="000da4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font-size="12pt" fo:language="zxx" fo:country="none" fo:font-weight="normal" officeooo:rsid="000f0b3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font-size="12pt" fo:language="zxx" fo:country="none" fo:font-weight="normal" officeooo:rsid="00111b8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font-size="12pt" fo:language="zxx" fo:country="none" fo:font-weight="normal" officeooo:rsid="0011e9f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size="12pt" fo:language="zxx" fo:country="none" fo:font-weight="normal" officeooo:rsid="00111b8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font-size="12pt" fo:language="zxx" fo:country="none" fo:font-weight="normal" officeooo:rsid="0014ff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2pt" fo:language="zxx" fo:country="none" fo:font-weight="normal" officeooo:rsid="001609e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2pt" fo:language="zxx" fo:country="none" fo:font-weight="bold" officeooo:rsid="0014ff4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da420"/>
    </style:style>
    <style:style style:name="T11" style:family="text">
      <style:text-properties officeooo:rsid="000f0b38"/>
    </style:style>
    <style:style style:name="T12" style:family="text">
      <style:text-properties officeooo:rsid="00111b8b"/>
    </style:style>
    <style:style style:name="T13" style:family="text">
      <style:text-properties officeooo:rsid="0011e9f7"/>
    </style:style>
    <style:style style:name="T14" style:family="text">
      <style:text-properties officeooo:rsid="00124130"/>
    </style:style>
    <style:style style:name="T15" style:family="text">
      <style:text-properties officeooo:rsid="00128c8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3c9e" style:font-weight-asian="normal" style:font-weight-complex="normal"/>
    </style:style>
    <style:style style:name="T18" style:family="text">
      <style:text-properties fo:font-weight="normal" officeooo:rsid="00176e5e" style:font-weight-asian="normal" style:font-weight-complex="normal"/>
    </style:style>
    <style:style style:name="T19" style:family="text">
      <style:text-properties fo:font-weight="normal" officeooo:rsid="000bc09f" style:font-size-asian="12pt" style:font-weight-asian="normal" style:font-weight-complex="normal"/>
    </style:style>
    <style:style style:name="T20" style:family="text">
      <style:text-properties fo:font-weight="normal" officeooo:rsid="00176e5e" style:font-size-asian="12pt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TOTAL PURCHASES PER PACKAGE AND VALIDITY PERIOD</text:p>
      <text:p text:style-name="P1"/>
      <text:p text:style-name="P3">VIEW</text:p>
      <text:p text:style-name="P12"/>
      <text:p text:style-name="P13">create view total_purchases_per_package_and_validity_period(service_package, validity_period, total_purchases) as</text:p>
      <text:p text:style-name="P13"><text:tab/>select <text:s/>service_package, validity_period, sum(value)</text:p>
      <text:p text:style-name="P13"><text:tab/>from <text:span text:style-name="T10">o</text:span>rder</text:p>
      <text:p text:style-name="P13"><text:tab/>where valid = true</text:p>
      <text:p text:style-name="P13"><text:tab/>group by service_package, validity_period</text:p>
      <text:p text:style-name="P13"/>
      <text:p text:style-name="P3">TRIGGERS</text:p>
      <text:p text:style-name="P8"/>
      <text:list xml:id="list280806639" text:style-name="L1">
        <text:list-item>
          <text:p text:style-name="P20"><text:span text:style-name="T21"><text:s/>E</text:span>: insert on order</text:p>
          <text:p text:style-name="P21"><text:span text:style-name="T16"><text:s/></text:span>C<text:span text:style-name="T16">: new.valid = true</text:span></text:p>
          <text:p text:style-name="P21"><text:s/>A<text:span text:style-name="T16">: update total_purchases_per_package_and_validity_period</text:span></text:p>
        </text:list-item>
      </text:list>
      <text:p text:style-name="P9"/>
      <text:p text:style-name="P4"><text:span text:style-name="T16"><text:tab/></text:span><text:span text:style-name="T17">create trigger on_insert_order</text:span></text:p>
      <text:p text:style-name="P10"><text:tab/>after insert</text:p>
      <text:p text:style-name="P10"><text:tab/>for each row</text:p>
      <text:p text:style-name="P10"><text:tab/>begin</text:p>
      <text:p text:style-name="P10"><text:tab/>if new.valid = true</text:p>
      <text:p text:style-name="P10"><text:tab/>then </text:p>
      <text:p text:style-name="P5"><text:span text:style-name="T17"><text:tab/><text:tab/></text:span><text:span text:style-name="T18">if (not exists (select * from </text:span><text:span text:style-name="T19">total_purchases_per_package_and_validity_period </text:span><text:span text:style-name="T20">T</text:span></text:p>
      <text:p text:style-name="P5"><text:span text:style-name="T20"><text:tab/><text:tab/><text:tab/><text:tab/>where T.service_package = new.service_package and <text:tab/><text:tab/><text:tab/><text:tab/><text:tab/><text:tab/><text:tab/>T.validity_period = new.validity_period</text:span><text:span text:style-name="T18">))</text:span></text:p>
      <text:p text:style-name="P5"><text:span text:style-name="T18"><text:tab/><text:tab/>then insert into <text:s/></text:span><text:span text:style-name="T19">total_purchases_per_package_and_validity_period</text:span></text:p>
      <text:p text:style-name="P5"><text:span text:style-name="T19"><text:tab/><text:tab/><text:tab/></text:span><text:span text:style-name="T20">values ()</text:span></text:p>
      <text:p text:style-name="P11"><text:tab/><text:tab/>else</text:p>
      <text:p text:style-name="P11"><text:tab/><text:tab/>end if</text:p>
      <text:p text:style-name="P11"><text:tab/>end if</text:p>
      <text:p text:style-name="P10"><text:tab/>end</text:p>
      <text:p text:style-name="P9"/>
      <text:list xml:id="list113608253271663" text:continue-numbering="true" text:style-name="L1">
        <text:list-item>
          <text:p text:style-name="P18"><text:span text:style-name="T9"><text:s/>E</text:span><text:span text:style-name="T7">: update on order</text:span></text:p>
          <text:p text:style-name="P21"><text:s/>C<text:span text:style-name="T16">: old.valid = false and new.valid = true</text:span></text:p>
          <text:p text:style-name="P21"><text:s/>A<text:span text:style-name="T16">: update total_purchases_per_package_and_validity_period</text:span></text:p>
        </text:list-item>
        <text:list-item>
          <text:p text:style-name="P18"><text:span text:style-name="T9"><text:s/>E</text:span><text:span text:style-name="T7">: update on order</text:span></text:p>
          <text:p text:style-name="P21"><text:s/>C<text:span text:style-name="T16">: old.valid = true and new.valid = true and old.service_package &lt;&gt; new.service_package </text:span></text:p>
          <text:p text:style-name="P20"><text:s text:c="6"/>or old.validity_period &lt;&gt; new.validity_period</text:p>
          <text:p text:style-name="P21"><text:s/>A<text:span text:style-name="T16">: update total_purchases_per_package_and_validity_period</text:span></text:p>
        </text:list-item>
        <text:list-item>
          <text:p text:style-name="P19"><text:span text:style-name="T9">E</text:span><text:span text:style-name="T7">: </text:span><text:span text:style-name="T8">delete</text:span><text:span text:style-name="T7"> on order</text:span></text:p>
          <text:p text:style-name="P19"><text:span text:style-name="T9"><text:s/>C</text:span><text:span text:style-name="T7">: </text:span><text:span text:style-name="T8">old.valid = true</text:span></text:p>
          <text:p text:style-name="P22"><text:s/>A<text:span text:style-name="T16">: update total_purchases_per_package_and_validity_period</text:span></text:p>
          <text:p text:style-name="P21"/>
        </text:list-item>
      </text:list>
      <text:p text:style-name="P13"/>
      <text:p text:style-name="P1">AVERAGE NUMBER OF OPTIONAL PRODUCTS SOLD TOGETHER WITH EACH SERVICE PACKAGE</text:p>
      <text:p text:style-name="P1"/>
      <text:p text:style-name="P3">VIEW</text:p>
      <text:p text:style-name="P13"/>
      <text:p text:style-name="P16"><text:soft-page-break/><text:span text:style-name="T1">create view number_of_optional_products_sold_with_service_package_</text:span><text:span text:style-name="T3">per_order</text:span><text:span text:style-name="T1"> (</text:span><text:span text:style-name="T3">order</text:span><text:span text:style-name="T1">, </text:span><text:span text:style-name="T3">service_package, number_of_optional_products)</text:span><text:span text:style-name="T1"> as</text:span></text:p>
      <text:p text:style-name="P16"><text:span text:style-name="T1"><text:tab/>select </text:span><text:span text:style-name="T3">O.id, </text:span><text:span text:style-name="T2">O.service_package, </text:span><text:span text:style-name="T3">count(</text:span><text:span text:style-name="T4">OP.optional_product</text:span><text:span text:style-name="T3">)</text:span></text:p>
      <text:p text:style-name="P13"><text:tab/>from <text:span text:style-name="T10">order O </text:span><text:span text:style-name="T11">left </text:span><text:span text:style-name="T10">join ordered_optional_products OP on (O.id = OP.order)</text:span></text:p>
      <text:p text:style-name="P13"><text:tab/>where <text:span text:style-name="T10">O.valid = true</text:span></text:p>
      <text:p text:style-name="P13"><text:tab/>group by <text:span text:style-name="T11">O.id,</text:span> <text:span text:style-name="T10">O.service_package</text:span></text:p>
      <text:p text:style-name="P13"/>
      <text:p text:style-name="P14">create view avg_number_of_optional_products_sold_with_service_package (service_package, avg_number_of_optional_products) as</text:p>
      <text:p text:style-name="P14"><text:tab/><text:span text:style-name="T11">select service_package, avg(number_of_optional_products)</text:span></text:p>
      <text:p text:style-name="P14"><text:tab/><text:span text:style-name="T11">from <text:s/></text:span>number_of_optional_products_sold_with_service_package_<text:span text:style-name="T11">per_order</text:span></text:p>
      <text:p text:style-name="P14"><text:tab/><text:span text:style-name="T11">group by service_package</text:span></text:p>
      <text:p text:style-name="P14"/>
      <text:p text:style-name="P15">Sono necessarie due viste poiché gli operatori aggregati non si possono mettere in cascata (es avg(count)).</text:p>
      <text:p text:style-name="P15">Ho usato il left join perché così considera nella media anche gli ordini con 0 optional products ordinati.</text:p>
      <text:p text:style-name="P15"/>
      <text:p text:style-name="P3">TRIGGERS</text:p>
      <text:p text:style-name="P14"/>
      <text:p text:style-name="P2">BEST SELLER OPTIONAL PRODUCT</text:p>
      <text:p text:style-name="P2"/>
      <text:p text:style-name="P3">VIEW</text:p>
      <text:p text:style-name="P6"/>
      <text:p text:style-name="P6">create view value_of_sales_per_optional_product(optional_product, <text:s/>value_of_sales) as</text:p>
      <text:p text:style-name="P6"><text:tab/>select <text:span text:style-name="T14">OP.id, sum(VP.number_pf_months * OP.monthly fee)</text:span></text:p>
      <text:p text:style-name="P17"><text:span text:style-name="T6"><text:tab/>from <text:s/></text:span><text:span text:style-name="T4">order O, </text:span><text:span text:style-name="T5">validity_period VP, </text:span><text:span text:style-name="T4">ordered_optional_product OOP, optional_product OP</text:span></text:p>
      <text:p text:style-name="P6"><text:tab/>where <text:span text:style-name="T13">O.validity_period = VP.id and OOP.order = O.id and OOP.optional_product = OP.id</text:span></text:p>
      <text:p text:style-name="P6"><text:tab/><text:tab/><text:span text:style-name="T15">and O.valid = true</text:span></text:p>
      <text:p text:style-name="P6"><text:tab/><text:span text:style-name="T13">group by O</text:span><text:span text:style-name="T14">P.id</text:span></text:p>
      <text:p text:style-name="P6"/>
      <text:p text:style-name="P7">create view best_seller_optional_product(optional_product) as </text:p>
      <text:p text:style-name="P7"><text:tab/>select optional_product</text:p>
      <text:p text:style-name="P7"><text:tab/>from <text:s/><text:span text:style-name="T12">value_of_sales_per_optional_product</text:span></text:p>
      <text:p text:style-name="P7"><text:tab/>where value_of_sales&gt;= all</text:p>
      <text:p text:style-name="P7"><text:tab/><text:tab/>select value_of_sales</text:p>
      <text:p text:style-name="P7"><text:tab/><text:tab/>from value_of_sales_per_optional_product</text:p>
      <text:p text:style-name="P7"/>
      <text:p text:style-name="P7">Se non sono ancora mai stati venduti optional products, non da alcun risultato (credo).</text:p>
      <text:p text:style-name="P7"/>
      <text:p text:style-name="P3">TRIGG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35:21.630484717</meta:creation-date>
    <meta:editing-duration>PT22H50M16S</meta:editing-duration>
    <meta:editing-cycles>2</meta:editing-cycles>
    <meta:generator>LibreOffice/6.4.7.2$Linux_X86_64 LibreOffice_project/40$Build-2</meta:generator>
    <dc:date>2021-12-20T11:36:07.215282406</dc:date>
    <meta:document-statistic meta:table-count="0" meta:image-count="0" meta:object-count="0" meta:page-count="2" meta:paragraph-count="65" meta:word-count="302" meta:character-count="2811" meta:non-whitespace-character-count="2498"/>
  </office:meta>
</office:document-meta>
</file>